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1b7c" officeooo:paragraph-rsid="00011b7c"/>
    </style:style>
    <style:style style:name="P2" style:family="paragraph" style:parent-style-name="Standard">
      <style:text-properties officeooo:rsid="00023545" officeooo:paragraph-rsid="00023545"/>
    </style:style>
    <style:style style:name="P3" style:family="paragraph" style:parent-style-name="Standard">
      <style:text-properties officeooo:rsid="00030913" officeooo:paragraph-rsid="00030913"/>
    </style:style>
    <style:style style:name="P4" style:family="paragraph" style:parent-style-name="Standard">
      <style:text-properties officeooo:rsid="0003a0fb" officeooo:paragraph-rsid="0003a0fb"/>
    </style:style>
    <style:style style:name="P5" style:family="paragraph" style:parent-style-name="Standard">
      <style:text-properties officeooo:rsid="000595ec" officeooo:paragraph-rsid="000595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 21/04/2017</text:p>
      <text:p text:style-name="P1"/>
      <text:p text:style-name="P2">Graylog n'est pas une priorité.</text:p>
      <text:p text:style-name="P2"/>
      <text:p text:style-name="P2">Pas besoin de </text:p>
      <text:p text:style-name="P2"/>
      <text:p text:style-name="P2">Mutex ? Peut etre accumulateur : buffer qui récupère les messages log puis on les écrit quand il est plein. <text:s/></text:p>
      <text:p text:style-name="P2"/>
      <text:p text:style-name="P2">Rand() sleep : trop fort → prendre un intervalle de temps pour traiter les requêtes par groupe. </text:p>
      <text:p text:style-name="P2"/>
      <text:p text:style-name="P3">Ecrire les références.</text:p>
      <text:p text:style-name="P3"/>
      <text:p text:style-name="P3">Scoreboard → utiliser le machine learning pour définir le score ou le faire à la main en se regardant comment elle est créé sur d'autres outils.</text:p>
      <text:p text:style-name="P3"/>
      <text:p text:style-name="P3">Dire ce que l'on aurrait pu améliorer.</text:p>
      <text:p text:style-name="P3"/>
      <text:p text:style-name="P4">Voir les cas ou les fonctions sont utilisé de manière légitimes pour redéfinir les signatures de manières plus précises.</text:p>
      <text:p text:style-name="P4"/>
      <text:p text:style-name="P5">Scoreboard = barême </text:p>
      <text:p text:style-name="P5"/>
      <text:p text:style-name="P5">répartition des taches : préciser les signatures (sleep tout seul = pas grave mais avec d'autres cela peut être une attaque)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nguy </meta:initial-creator>
    <meta:creation-date>2017-04-21T08:58:54.469546050</meta:creation-date>
    <dc:date>2017-04-21T09:41:27.303198290</dc:date>
    <dc:creator>menguy </dc:creator>
    <meta:editing-duration>PT26M19S</meta:editing-duration>
    <meta:editing-cycles>4</meta:editing-cycles>
    <meta:generator>LibreOffice/4.4.6.3$Linux_X86_64 LibreOffice_project/40m0$Build-3</meta:generator>
    <meta:document-statistic meta:table-count="0" meta:image-count="0" meta:object-count="0" meta:page-count="1" meta:paragraph-count="11" meta:word-count="126" meta:character-count="736" meta:non-whitespace-character-count="615"/>
  </office:meta>
</office:document-meta>
</file>